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7e68e" officeooo:paragraph-rsid="0017e68e"/>
    </style:style>
    <style:style style:name="P2" style:family="paragraph" style:parent-style-name="Standard">
      <style:text-properties officeooo:paragraph-rsid="0018f299"/>
    </style:style>
    <style:style style:name="P3" style:family="paragraph" style:parent-style-name="Text_20_body">
      <style:text-properties officeooo:paragraph-rsid="0018f299"/>
    </style:style>
    <style:style style:name="P4" style:family="paragraph" style:parent-style-name="Text_20_body">
      <style:text-properties officeooo:paragraph-rsid="001a410e"/>
    </style:style>
    <style:style style:name="P5" style:family="paragraph" style:parent-style-name="Text_20_body">
      <style:text-properties officeooo:paragraph-rsid="001a73f6"/>
    </style:style>
    <style:style style:name="T1" style:family="text">
      <style:text-properties officeooo:rsid="0018f299"/>
    </style:style>
    <style:style style:name="T2" style:family="text">
      <style:text-properties officeooo:rsid="001a410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ffens and Tribes are at war. Frontline goes through Erebusa region.</text:p>
      <text:p text:style-name="P1">In order to escape this continent heroes have to achieve piece. As only with piece somebody will invest into building exploration ship. </text:p>
      <text:p text:style-name="P1"/>
      <text:p text:style-name="P2"><text:span text:style-name="T1">Raffens worship </text:span>Heironeou<text:span text:style-name="T1">s. </text:span></text:p>
      <text:p text:style-name="P3">Heironeous' followers often worship him through acts of service, such as law enforcement, military service, or charitable work. They believe that by living according to Heironeous' principles of justice, honor, and loyalty, they can achieve true fulfillment and make the world a better place!</text:p>
      <text:p text:style-name="P3"/>
      <text:p text:style-name="P5"><text:span text:style-name="T2">Tribes worship </text:span>Milil. </text:p>
      <text:p text:style-name="P5">As a chaotic good deity, she valued freedom of expression and the power of art to bring people together. She was also known for her mischievous sense of humor and love of pranks.</text:p>
      <text:p text:style-name="P4"/>
      <text:p text:style-name="P2"/>
      <text:p text:style-name="P1"/>
      <text:p text:style-name="P1"/>
      <text:p text:style-name="P1"/>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10-03T16:21:46.112000000</meta:creation-date>
    <dc:date>2024-10-03T16:26:37.798000000</dc:date>
    <meta:editing-duration>PT4M49S</meta:editing-duration>
    <meta:editing-cycles>5</meta:editing-cycles>
    <meta:generator>LibreOffice/7.1.2.2$Windows_X86_64 LibreOffice_project/8a45595d069ef5570103caea1b71cc9d82b2aae4</meta:generator>
    <meta:document-statistic meta:table-count="0" meta:image-count="0" meta:object-count="0" meta:page-count="1" meta:paragraph-count="6" meta:word-count="116" meta:character-count="725" meta:non-whitespace-character-count="612"/>
  </office:meta>
</office:document-meta>
</file>